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6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0.706cm"/>
    </style:style>
    <style:style style:name="co5" style:family="table-column">
      <style:table-column-properties fo:break-before="auto" style:column-width="0.515cm"/>
    </style:style>
    <style:style style:name="co6" style:family="table-column">
      <style:table-column-properties fo:break-before="auto" style:column-width="3.63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39" table:default-cell-style-name="ce1"/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1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3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1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1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1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13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3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13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1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1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15a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5a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15a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15a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15a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15a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5a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15a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15a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15a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15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5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15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15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15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15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5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15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15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15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1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1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1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1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1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1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1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1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1d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1d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1d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1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1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2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2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21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21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21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2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2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2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2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2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2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2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2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3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3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3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3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B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B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B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B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B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B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B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B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B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B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B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B2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B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B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B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B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B3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B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B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B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B3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B3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B3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B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B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B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B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B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B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B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B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B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B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B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B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B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B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B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B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B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B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B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B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B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B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K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K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K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K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K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K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K1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K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K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K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K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K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K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K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K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K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K2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K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K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K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K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K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K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K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K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K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K3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K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K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K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K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K3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K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K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K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K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K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K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K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K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AK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AK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AK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AK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AK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10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0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10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1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1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1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3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1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1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1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14_(110)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4_(110)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14_(110)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14_(11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14_(11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14_(130)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4_(130)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14_(130)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14_(13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14_(13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14_(15)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4_(15)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14_(15)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14_(15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14_(15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14_(30)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4_(30)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14_(30)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14_(3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14_(3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14_(50)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4_(50)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14_(50)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14_(5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14_(5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14_(70)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4_(70)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14_(70)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14_(7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14_(7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14_(90)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4_(90)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14_(90)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14_(9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14_(9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18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8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18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18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18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18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8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18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18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18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18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8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18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18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18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1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1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1j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1j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1j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1j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1j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21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1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21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2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21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21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1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21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2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2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21a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1a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21a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21a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21a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21a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1a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21a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21a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21a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21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1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21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2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2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21c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1c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21c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21c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21c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21c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1c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21c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21c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21c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21d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1d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21d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21d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21d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21d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1d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21d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21d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21d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21e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1e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21e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21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21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2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2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2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2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2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22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2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22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2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2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22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2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22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22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22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25_(30)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5_(30)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25_(30)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25_(3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25_(3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2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2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27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7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27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27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27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27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7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27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27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27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2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2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29_V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9_V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29_V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29_V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29_V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2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2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2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2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2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2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2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30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30-3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30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30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30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30_(30)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30_(30)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30_(30)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30_(3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30_(3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3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33_(50)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33_(50)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33_(50)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33_(5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33_(5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3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3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3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34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34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34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3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3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3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3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3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3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3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3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3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4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4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4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4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4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4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4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4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4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4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4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4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4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43_(30)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43_(30)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43_(30)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43_(3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43_(3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4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4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4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4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4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45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45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45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4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4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45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45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45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45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45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4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4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4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4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4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49_V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49_V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49_V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49_V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49_V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50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0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50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5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5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50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0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50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50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50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50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0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50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50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50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50d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0d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50d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50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50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50e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0e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50e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50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50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51_(30)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1_(30)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51_(30)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51_(3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51_(3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5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5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5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5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5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5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5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5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5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5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5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5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5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5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5c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c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5c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5c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5c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5c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5c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5c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5c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5c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6a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6a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6a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6a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6a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6a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6a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6a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6a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6a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6a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6a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6a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6a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6a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6b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6b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6b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6b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6b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6b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6b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6b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6b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6b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6b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6b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6b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6b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6b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6b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6b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6b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6b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6b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6b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6b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6b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6b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6b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6d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6d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6d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6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6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7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7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7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7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7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7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7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7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7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7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9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9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9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9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9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9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9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9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9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9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9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9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9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9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9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9d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9d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9d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9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9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9e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9e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9e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9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9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9f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9f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9f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9f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9f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9g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9g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9g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9g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9g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9h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9h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9h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9h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9h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B9i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B9i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B9i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B9i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B9i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0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0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0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0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0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0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0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0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0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0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17-B21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7-B21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17-B21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17-B2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17-B2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17-B21c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7-B21c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17-B21c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17-B21c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17-B21c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17-B21c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7-B21c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17-B21c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17-B21c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17-B21c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17-B21d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7-B21d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17-B21d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17-B21d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17-B21d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17-B21d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7-B21d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17-B21d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17-B21d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17-B21d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17-B21e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17-B21e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17-B21e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17-B21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17-B21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3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3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3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3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3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3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3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3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3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3d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3d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3d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3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3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4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4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4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4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4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4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4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4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4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4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1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1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1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1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1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0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0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0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0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0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0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0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0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0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0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0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0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0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0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0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0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0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0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4a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4a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4a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4a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4a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4a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4a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4a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4a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4a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4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4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4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4aFR: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4aFR_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4aFR: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4aFR: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4aFR: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4aFR: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4aFR_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4aFR: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4aFR: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4aFR: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4b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4b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4b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4b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4b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4b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4b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4b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4b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4b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4c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4c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4c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4c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4c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4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4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4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4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4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5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5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5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5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5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5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5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5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6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6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6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6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6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6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6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6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6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6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8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8-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8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8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8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8-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8-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8-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8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8-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8FR: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8FR_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8FR: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8FR: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8FR: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8FR: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8FR_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8FR: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8FR: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8FR: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8FR: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8FR_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8FR: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8FR: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8FR: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9a-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9a-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9a-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9a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9a-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9aFR: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9aFR_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9aFR: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9aFR: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9aFR: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9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9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9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9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9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29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29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29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29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29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3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4a_(50)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4a_(50)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4a_(50)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4a_(5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4a_(5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4b_(50)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4b_(50)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4b_(50)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4b_(5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4b_(50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5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5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51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5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5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5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51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51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51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5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5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6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6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6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6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6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64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64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64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6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6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64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64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64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6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6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64c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64c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64c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64c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64c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64c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64c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64c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64c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64c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64d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64d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64d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64d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64d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64d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64d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64d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64d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64d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15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5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15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1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1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15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5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15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15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15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15e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5e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15e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15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15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15f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5f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15f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15f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15f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1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1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1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20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0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20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2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2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20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0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20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20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20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2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2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2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2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2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2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2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2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2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2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2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30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30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30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3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3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30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30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30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30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30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3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3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3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3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4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4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4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4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4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4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4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4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4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4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4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5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5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5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5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5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5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5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5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5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6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6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6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6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6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6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6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6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6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6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CE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CE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CE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CE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CE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D2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D21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D2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D2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D2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D21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D21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D21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D2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D2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D4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D4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D4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D4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D4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D6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D6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D6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D6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D6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Dp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Dp1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Dp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Dp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Dp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Dp1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Dp1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Dp1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Dp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Dp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Dp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Dp2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Dp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Dp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Dp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Dp2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Dp2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Dp2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Dp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Dp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E4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E4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E4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E4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E4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E42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E42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E42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E4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E4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E4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E4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E4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E4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E4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E4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E4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E4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E4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E4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E44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E44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E44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E4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E4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E4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E4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E4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E4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E4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EB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EB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EB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EB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EB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EB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EB2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EB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EB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EB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G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G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G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G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G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G1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G1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G1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G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G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G1b_bis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G1b_bis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G1b_bis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G1b_bis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G1b_bis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G1_bis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G1_bis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G1_bis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G1_bis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G1_bis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1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2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1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1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1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12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2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12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1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1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1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3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1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1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1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13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3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13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1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1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14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4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14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1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1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14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4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14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1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1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14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4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14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14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14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15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5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15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1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1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15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5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15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15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15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15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5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15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15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15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15d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5d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15d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15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15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15e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5e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15e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15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15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16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6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16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16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16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16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6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16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16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16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16d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6d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16d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16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16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1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1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1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1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1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1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1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20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0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20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2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2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20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0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20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20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20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20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0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20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20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20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20d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0d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20d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20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20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20e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0e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20e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20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20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21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1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21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2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21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21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1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21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2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21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26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6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26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26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26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26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6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26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26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26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2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2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2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2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2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2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2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3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3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3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3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33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3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3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3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33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33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33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3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3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34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34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34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3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3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34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34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34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3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3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3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3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3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3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3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3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5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5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5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5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5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5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5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5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5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ID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ID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ID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ID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ID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J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J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J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J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J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J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J1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J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J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J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J14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J14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J14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J1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J1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J14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J14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J14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J1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J1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J4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J4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J4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J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J4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J4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J4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J4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J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J4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J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J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J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J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J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K8e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K8e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K8e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K8e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K8e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K8e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K8e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K8e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K8e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K8e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K8e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K8e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K8e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K8e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K8e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K8e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K8e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K8e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K8e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K8e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L000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L000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L000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L000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L000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M10c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10c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M10c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M10c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M10c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M10c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10c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M10c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M10c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M10c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M10c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10c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M10c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M10c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M10c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M11b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11b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M11b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M11b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M11b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M11b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11b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M11b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M11b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M11b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M11c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11c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M11c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M11c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M11c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M11c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11c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M11c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M11c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M11c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M4j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4j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M4j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M4j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M4j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M4z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4z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M4z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M4z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M4z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M6c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6c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M6c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M6c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M6c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M6c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6c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M6c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M6c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M6c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M9j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9j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M9j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M9j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M9j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M9j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9j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M9j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M9j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M9j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M9v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9v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M9v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M9v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M9v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FR:M9v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R_M9v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FR:M9v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FR:M9v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FR:M9v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 table:number-rows-repeated="1047629">
          <table:table-cell table:number-columns-repeated="257"/>
        </table:table-row>
        <table:table-row table:style-name="ro2" table:number-rows-repeated="584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20:39:37.37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19:43:11.878000000</meta:creation-date>
    <dc:date>2023-12-03T08:35:10.153000000</dc:date>
    <meta:editing-duration>P9DT9H53M24S</meta:editing-duration>
    <meta:editing-cycles>7</meta:editing-cycles>
    <meta:generator>LibreOffice/7.6.2.1$Windows_x86 LibreOffice_project/56f7684011345957bbf33a7ee678afaf4d2ba333</meta:generator>
    <meta:document-statistic meta:table-count="1" meta:cell-count="7964" meta:object-count="0"/>
  </office:meta>
</office:document-meta>
</file>